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Calibri_EmbeddedFont, Calibri_MSFontService, sans-serif"/>
    <style:font-face style:name="Calibri Light" svg:font-family="'Calibri Light', 'Calibri Light_EmbeddedFont', 'Calibri Light_MSFontService', sans-serif"/>
    <style:font-face style:name="Liberation Mono" svg:font-family="'Liberation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fo:language="he" fo:country="IL" fo:font-style="normal" fo:font-weight="normal" officeooo:rsid="000f90e2" officeooo:paragraph-rsid="000f90e2"/>
    </style:style>
    <style:style style:name="P2" style:family="paragraph" style:parent-style-name="Text_20_body">
      <loext:graphic-properties draw:fill="none" draw:fill-color="#ffffff"/>
      <style:paragraph-properties fo:margin-left="0in" fo:margin-right="0in" style:line-height-at-least="0.2917in" fo:text-align="start" style:justify-single-word="false" fo:text-indent="0in" style:auto-text-indent="false" fo:background-color="transparent" fo:padding="0in" fo:border="none"/>
      <style:text-properties fo:font-variant="normal" fo:text-transform="none" fo:language="he" fo:country="IL" fo:font-style="normal" fo:font-weight="normal"/>
    </style:style>
    <style:style style:name="P3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fo:language="he" fo:country="IL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fo:language="he" fo:country="IL" fo:font-style="normal" fo:font-weight="normal" officeooo:paragraph-rsid="000ac245"/>
    </style:style>
    <style:style style:name="P5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fo:language="he" fo:country="IL" fo:font-style="normal" fo:font-weight="normal" officeooo:rsid="00087835" officeooo:paragraph-rsid="00087835"/>
    </style:style>
    <style:style style:name="P6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fo:language="he" fo:country="IL" fo:font-style="normal" fo:font-weight="normal" officeooo:rsid="00087835" officeooo:paragraph-rsid="000ac245"/>
    </style:style>
    <style:style style:name="P7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fo:language="he" fo:country="IL" fo:font-style="normal" fo:font-weight="normal" officeooo:rsid="0008aa45" officeooo:paragraph-rsid="000ac245"/>
    </style:style>
    <style:style style:name="P8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fo:language="he" fo:country="IL" fo:font-style="normal" fo:font-weight="normal" officeooo:rsid="000a2734" officeooo:paragraph-rsid="000e0e24"/>
    </style:style>
    <style:style style:name="P9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10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officeooo:paragraph-rsid="000f90e2"/>
    </style:style>
    <style:style style:name="P11" style:family="paragraph" style:parent-style-name="Standard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style:font-name="Calibri" fo:font-size="11pt" fo:language="en" fo:country="US" fo:font-style="normal" fo:font-weight="normal" officeooo:rsid="000f90e2" officeooo:paragraph-rsid="000f90e2" style:font-name-asian="Liberation Serif" style:font-name-complex="Liberation Serif"/>
    </style:style>
    <style:style style:name="P12" style:family="paragraph" style:parent-style-name="Text_20_body">
      <style:paragraph-properties fo:margin-left="0in" fo:margin-right="0in" style:line-height-at-least="0.5in" fo:text-align="start" style:justify-single-word="false" fo:text-indent="0in" style:auto-text-indent="false" fo:padding="0in" fo:border="none"/>
      <style:text-properties fo:font-variant="normal" fo:text-transform="none" style:font-name="Calibri Light" fo:font-size="28pt" fo:language="en" fo:country="US" fo:font-style="normal" fo:font-weight="normal"/>
    </style:style>
    <style:style style:name="P13" style:family="paragraph" style:parent-style-name="Text_20_body">
      <loext:graphic-properties draw:fill="none" draw:fill-color="#ffffff"/>
      <style:paragraph-properties fo:margin-left="0in" fo:margin-right="0in" style:line-height-at-least="0.25in" fo:text-align="start" style:justify-single-word="false" fo:text-indent="0in" style:auto-text-indent="false" fo:background-color="transparent" fo:padding="0in" fo:border="none"/>
      <style:text-properties fo:font-variant="normal" fo:text-transform="none" style:font-name="Calibri" fo:font-size="14pt" fo:language="en" fo:country="US" fo:font-style="normal" fo:font-weight="bold"/>
    </style:style>
    <style:style style:name="P14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style:font-name="Calibri" fo:font-size="11pt" fo:language="en" fo:country="US" fo:font-style="normal" fo:font-weight="normal"/>
    </style:style>
    <style:style style:name="P15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style:font-name="Calibri" fo:font-size="11pt" fo:language="en" fo:country="US" fo:font-style="normal" fo:font-weight="normal" officeooo:rsid="000f90e2" officeooo:paragraph-rsid="000f90e2" style:font-name-asian="Liberation Serif" style:font-name-complex="Liberation Serif"/>
    </style:style>
    <style:style style:name="P16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style:font-name="Calibri" fo:font-size="11pt" fo:language="en" fo:country="US" fo:font-style="normal" fo:font-weight="normal" officeooo:rsid="00133b34" officeooo:paragraph-rsid="00133b34"/>
    </style:style>
    <style:style style:name="P17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officeooo:paragraph-rsid="000f90e2"/>
    </style:style>
    <style:style style:name="P18" style:family="paragraph" style:parent-style-name="Text_20_body">
      <loext:graphic-properties draw:fill="none" draw:fill-color="#ffffff"/>
      <style:paragraph-properties fo:margin-left="0in" fo:margin-right="0in" style:line-height-at-least="0.2917in" fo:text-align="start" style:justify-single-word="false" fo:text-indent="0in" style:auto-text-indent="false" fo:background-color="transparent" fo:padding="0in" fo:border="none"/>
    </style:style>
    <style:style style:name="T1" style:family="text">
      <style:text-properties style:font-name="Calibri" fo:font-size="16pt" fo:language="en" fo:country="US"/>
    </style:style>
    <style:style style:name="T2" style:family="text">
      <style:text-properties style:font-name="Calibri" fo:font-size="16pt" fo:language="en" fo:country="US" officeooo:rsid="0015e60c"/>
    </style:style>
    <style:style style:name="T3" style:family="text">
      <style:text-properties style:font-name="Calibri" fo:font-size="16pt" fo:language="en" fo:country="US" officeooo:rsid="0017d5ce"/>
    </style:style>
    <style:style style:name="T4" style:family="text">
      <style:text-properties style:font-name="Calibri" fo:font-size="11pt" fo:language="en" fo:country="US"/>
    </style:style>
    <style:style style:name="T5" style:family="text">
      <style:text-properties style:font-name="Calibri" fo:font-size="11pt" fo:language="en" fo:country="US" officeooo:rsid="000ac245"/>
    </style:style>
    <style:style style:name="T6" style:family="text">
      <style:text-properties style:font-name="Calibri" fo:font-size="11pt" fo:language="en" fo:country="US" style:font-name-asian="Liberation Serif" style:font-name-complex="Liberation Serif"/>
    </style:style>
    <style:style style:name="T7" style:family="text">
      <style:text-properties style:font-name="Calibri" fo:font-size="11pt" fo:language="en" fo:country="US" officeooo:rsid="000a2734" style:font-name-asian="Liberation Serif" style:font-name-complex="Liberation Serif"/>
    </style:style>
    <style:style style:name="T8" style:family="text">
      <style:text-properties fo:font-variant="normal" fo:text-transform="none" style:font-name="Liberation Serif" fo:language="he" fo:country="IL" fo:font-style="normal" fo:font-weight="normal" officeooo:rsid="000f90e2" style:font-name-asian="Liberation Serif" style:font-name-complex="Liberation Serif"/>
    </style:style>
    <style:style style:name="T9" style:family="text">
      <style:text-properties fo:font-variant="normal" fo:text-transform="none" style:font-name="Calibri" fo:font-size="11pt" fo:language="en" fo:country="US" fo:font-style="normal" fo:font-weight="normal" officeooo:rsid="000a2734" style:font-name-asian="Liberation Serif" style:font-name-complex="Liberation Serif"/>
    </style:style>
    <style:style style:name="T10" style:family="text">
      <style:text-properties fo:font-variant="normal" fo:text-transform="none" style:font-name="Calibri" fo:font-size="11pt" fo:language="en" fo:country="US" fo:font-style="normal" fo:font-weight="normal" officeooo:rsid="000f90e2" style:font-name-asian="Liberation Serif" style:font-name-complex="Liberation Serif"/>
    </style:style>
    <style:style style:name="T11" style:family="text">
      <style:text-properties fo:font-variant="normal" fo:text-transform="none" style:font-name="Calibri" fo:font-size="16pt" fo:language="en" fo:country="US" fo:font-style="normal" fo:font-weight="normal" officeooo:rsid="0015e60c"/>
    </style:style>
    <style:style style:name="T12" style:family="text">
      <style:text-properties fo:font-variant="normal" fo:text-transform="none" style:font-name="Calibri" fo:font-size="16pt" fo:language="en" fo:country="US" fo:font-style="normal" fo:font-weight="normal" officeooo:rsid="0017d5ce"/>
    </style:style>
    <style:style style:name="T13" style:family="text">
      <style:text-properties officeooo:rsid="000a2734"/>
    </style:style>
    <style:style style:name="T14" style:family="text">
      <style:text-properties officeooo:rsid="000ac245"/>
    </style:style>
    <style:style style:name="T15" style:family="text">
      <style:text-properties officeooo:rsid="00129509"/>
    </style:style>
    <style:style style:name="T16" style:family="text">
      <style:text-properties officeooo:rsid="0015bd5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mn 12</text:p>
      <text:section text:style-name="Sect1" text:name="WACViewPanel_ClipboardElement">
        <text:p text:style-name="P13">Characterization:</text:p>
        <text:p text:style-name="P9"/>
        <text:p text:style-name="P2"><text:span text:style-name="T1">Constructors</text:span>:</text:p>
        <text:p text:style-name="P14">Create : () --&gt; BinaryNum</text:p>
        <text:p text:style-name="P16">Add-bit: BinaruNym X Bit --&gt; BinaryNum</text:p>
        <text:p text:style-name="P14">Chang<text:span text:style-name="T15">e</text:span>-bit: BinaryNum X index X Bit --&gt; BinaryNum</text:p>
        <text:p text:style-name="P14">Rotate-right: BinaryNum --&gt; BinaryNum</text:p>
        <text:p text:style-name="P14">Rotate-left: BinaryNum --&gt; BinaryNum</text:p>
        <text:p text:style-name="P9"/>
        <text:p text:style-name="P18"><text:span text:style-name="T11">O</text:span><text:span text:style-name="T12">b</text:span><text:span text:style-name="T3">servers</text:span><text:span text:style-name="T12">:</text:span></text:p>
        <text:p text:style-name="P14">To-base-10: BinaryNum --&gt; <text:span text:style-name="T16">int</text:span></text:p>
        <text:p text:style-name="P3"/>
        <text:p text:style-name="P4"><text:span text:style-name="T4">BinaryNum </text:span><text:span text:style-name="T5">= </text:span><text:span text:style-name="T5"><draw:frame draw:style-name="fr1" draw:name="Object1" text:anchor-type="as-char" svg:y="-0.152in" svg:width="0.828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text:p text:style-name="P6">(Create) = <text:s/><text:span text:style-name="T14">(</text:span><text:span text:style-name="T5">BinaryNum</text:span><text:span text:style-name="T14">)</text:span></text:p>
        <text:p text:style-name="P5"><text:s/><text:tab/>-<text:span text:style-name="T14">where </text:span><text:span text:style-name="T14"><draw:frame draw:style-name="fr1" draw:name="Object2" text:anchor-type="as-char" svg:y="-0.1484in" svg:width="0.8583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text:p text:style-name="P7">(Add-bit <text:span text:style-name="T4">BinaryNum</text:span><text:span text:style-name="T13"> Bit</text:span>) = <text:s text:c="2"/><text:span text:style-name="T14">((</text:span><text:span text:style-name="T4">BinaryNum</text:span><text:span text:style-name="T5">) Bit)</text:span></text:p>
        <text:p text:style-name="P8">(To-base-10 <text:span text:style-name="T4">BinaryNum</text:span>) = <draw:frame draw:style-name="fr1" draw:name="Object3" text:anchor-type="as-char" svg:y="-0.172in" svg:width="1.6465in" svg:height="0.2327in" draw:z-index="2"><draw:object xlink:href="./Object 3" xlink:type="simple" xlink:show="embed" xlink:actuate="onLoad"/><draw:image xlink:href="./ObjectReplacements/Object 3" xlink:type="simple" xlink:show="embed" xlink:actuate="onLoad"/></draw:frame></text:p>
        <text:p text:style-name="P1"><text:span text:style-name="T6">(Rotate-right <text:s/></text:span><text:span text:style-name="T7">BinaryNum</text:span><text:span text:style-name="T6">) = </text:span><text:span text:style-name="T6"><draw:frame draw:style-name="fr1" draw:name="Object5" text:anchor-type="as-char" svg:y="-0.152in" svg:width="1.0075in" svg:height="0.213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text:p text:style-name="P10"><text:span text:style-name="T8">(Rotate-left <text:s/></text:span><text:span text:style-name="T9">BinaryNum</text:span><text:span text:style-name="T10">) = </text:span><text:span text:style-name="T10"><draw:frame draw:style-name="fr1" draw:name="Object4" text:anchor-type="as-char" svg:y="-0.152in" svg:width="1.1429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text:p text:style-name="P10"><text:span text:style-name="T10"/></text:p>
        <text:p text:style-name="P15"/>
        <text:p text:style-name="P11"/>
        <text:p text:style-name="P9"> </text:p>
        <text:p text:style-name="P9"> 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Calibri_EmbeddedFont, Calibri_MSFontService, sans-serif"/>
    <style:font-face style:name="Calibri Light" svg:font-family="'Calibri Light', 'Calibri Light_EmbeddedFont', 'Calibri Light_MSFontService', sans-serif"/>
    <style:font-face style:name="Liberation Mono" svg:font-family="'Liberation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4:56:17.301264124</meta:creation-date>
    <dc:date>2022-07-24T23:33:41.165426203</dc:date>
    <meta:editing-duration>PT1H25M33S</meta:editing-duration>
    <meta:editing-cycles>5</meta:editing-cycles>
    <meta:generator>LibreOffice/7.3.4.2$Linux_X86_64 LibreOffice_project/30$Build-2</meta:generator>
    <meta:document-statistic meta:table-count="0" meta:image-count="0" meta:object-count="5" meta:page-count="1" meta:paragraph-count="19" meta:word-count="63" meta:character-count="431" meta:non-whitespace-character-count="377"/>
  </office:meta>
</office:document-meta>
</file>

<file path=Object 1/content.xml><?xml version="1.0" encoding="utf-8"?>
<math xmlns="http://www.w3.org/1998/Math/MathML" display="block">
  <semantics>
    <mrow>
      <mo fence="true" form="prefix" stretchy="false">(</mo>
      <mrow>
        <mrow>
          <msub>
            <mi>B</mi>
            <mn>0</mn>
          </msub>
          <mn>...</mn>
          <msub>
            <mi>B</mi>
            <mrow>
              <mi>n</mi>
              <mo stretchy="false">−</mo>
              <mn>1</mn>
            </mrow>
          </msub>
        </mrow>
      </mrow>
      <mo fence="true" form="postfix" stretchy="false">)</mo>
    </mrow>
    <annotation encoding="StarMath 5.0">(B_0 ... B_{n-1})</annotation>
  </semantics>
</math>
</file>

<file path=Object 2/content.xml><?xml version="1.0" encoding="utf-8"?>
<math xmlns="http://www.w3.org/1998/Math/MathML" display="block">
  <semantics>
    <mrow>
      <mrow>
        <mi>n</mi>
        <mo stretchy="false">=</mo>
        <mn>1</mn>
      </mrow>
      <mi>,</mi>
      <mrow>
        <msub>
          <mi>B</mi>
          <mn>0</mn>
        </msub>
        <mo stretchy="false">=</mo>
        <mn>0</mn>
      </mrow>
    </mrow>
    <annotation encoding="StarMath 5.0">n=1 , B_0	= 0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row>
            <msup>
              <mn>2</mn>
              <mrow>
                <mi>n</mi>
                <mo stretchy="false">−</mo>
                <mn>1</mn>
              </mrow>
            </msup>
            <mo stretchy="false">∗</mo>
            <msub>
              <mi>B</mi>
              <mrow>
                <mi>n</mi>
                <mo stretchy="false">−</mo>
                <mn>1</mn>
              </mrow>
            </msub>
          </mrow>
          <mo stretchy="false">+</mo>
          <mn>...</mn>
          <mo stretchy="false">+</mo>
          <mrow>
            <msup>
              <mn>2</mn>
              <mn>0</mn>
            </msup>
            <mo stretchy="false">∗</mo>
            <msub>
              <mi>B</mi>
              <mn>0</mn>
            </msub>
          </mrow>
        </mrow>
      </mrow>
      <mo fence="true" form="postfix" stretchy="false">)</mo>
    </mrow>
    <annotation encoding="StarMath 5.0">   (2^{n-1} * B_{n-1} +...+2^0* B_0)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sub>
            <mi>B</mi>
            <mrow>
              <mi>n</mi>
              <mo stretchy="false">−</mo>
              <mn>2</mn>
            </mrow>
          </msub>
          <mn>...</mn>
          <msub>
            <mi>B</mi>
            <mn>0</mn>
          </msub>
          <msub>
            <mi>B</mi>
            <mrow>
              <mi>n</mi>
              <mo stretchy="false">−</mo>
              <mn>1</mn>
            </mrow>
          </msub>
        </mrow>
      </mrow>
      <mo fence="true" form="postfix" stretchy="false">)</mo>
    </mrow>
    <annotation encoding="StarMath 5.0">   ( B_{n-2}...B_0 B_{n-1})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sub>
            <mi>B</mi>
            <mn>0</mn>
          </msub>
          <msub>
            <mi>B</mi>
            <mrow>
              <mi>n</mi>
              <mo stretchy="false">−</mo>
              <mn>1</mn>
            </mrow>
          </msub>
          <mn>...</mn>
          <msub>
            <mi>B</mi>
            <mn>1</mn>
          </msub>
        </mrow>
      </mrow>
      <mo fence="true" form="postfix" stretchy="false">)</mo>
    </mrow>
    <annotation encoding="StarMath 5.0">   ( B_0 B_{n-1}...B_1)</annotation>
  </semantics>
</math>
</file>